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463408CA2B7.png" manifest:media-type="image/png"/>
  <manifest:file-entry manifest:full-path="Pictures/100002010000031A0000046384CFE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7.35cm, 20.86cm, 5.249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6.301cm, 20.86cm, 4.2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2cm" svg:height="4.347cm" svg:x="15cm" svg:y="2.753cm">
          <draw:image xlink:href="Pictures/100002010000031A0000046384CFE04E.png" xlink:type="simple" xlink:show="embed" xlink:actuate="onLoad">
            <text:p/>
          </draw:image>
        </draw:frame>
        <draw:frame draw:style-name="gr2" draw:text-style-name="P2" draw:layer="layout" svg:width="7.4cm" svg:height="4.1cm" svg:x="-0.9cm" svg:y="2.9cm">
          <draw:image xlink:href="Pictures/100002010000031A00000463408CA2B7.png" xlink:type="simple" xlink:show="embed" xlink:actuate="onLoad">
            <text:p/>
          </draw:image>
        </draw:frame>
        <draw:line draw:style-name="gr3" draw:text-style-name="P1" draw:layer="layout" svg:x1="4.5cm" svg:y1="4.5cm" svg:x2="16cm" svg:y2="4.5cm">
          <text:p/>
        </draw:line>
        <draw:frame draw:style-name="gr4" draw:layer="layout" svg:width="4.5cm" svg:height="2.25cm" svg:x="0.8cm" svg:y="6.85cm">
          <draw:text-box>
            <text:p>(Private Key)</text:p>
          </draw:text-box>
        </draw:frame>
        <draw:frame draw:style-name="gr4" draw:layer="layout" svg:width="4.5cm" svg:height="2.25cm" svg:x="16cm" svg:y="6.85cm">
          <draw:text-box>
            <text:p>(Private Key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08:55:13.806555086</meta:creation-date>
    <dc:date>2016-06-04T11:43:26.561706772</dc:date>
    <meta:editing-duration>PT7M45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